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89f"/>
    </style:style>
    <style:style style:name="P2" style:family="paragraph" style:parent-style-name="Standard">
      <style:text-properties officeooo:rsid="0019d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class[12pt,letterpaper]{article}</text:p>
      <text:p text:style-name="P1">\usepackage{fullpage}</text:p>
      <text:p text:style-name="P1">\usepackage[top=2cm, bottom=4.5cm, left=2.5cm, right=2.5cm]{geometry}</text:p>
      <text:p text:style-name="P1">\usepackage{amsmath,amsthm,amsfonts,amssymb,amscd}</text:p>
      <text:p text:style-name="P1">\usepackage{lastpage}</text:p>
      <text:p text:style-name="P1">\usepackage{enumerate}</text:p>
      <text:p text:style-name="P1">\usepackage{fancyhdr}</text:p>
      <text:p text:style-name="P1">\usepackage{mathrsfs}</text:p>
      <text:p text:style-name="P1">\usepackage{xcolor}</text:p>
      <text:p text:style-name="P1">\usepackage{graphicx}</text:p>
      <text:p text:style-name="P1">\usepackage{listings}</text:p>
      <text:p text:style-name="P1">\usepackage{hyperref}</text:p>
      <text:p text:style-name="P1"/>
      <text:p text:style-name="P1">\hypersetup{%</text:p>
      <text:p text:style-name="P1"><text:s text:c="2"/>colorlinks=true,</text:p>
      <text:p text:style-name="P1"><text:s text:c="2"/>linkcolor=blue,</text:p>
      <text:p text:style-name="P1"><text:s text:c="2"/>linkbordercolor={0 0 1}</text:p>
      <text:p text:style-name="P1">}</text:p>
      <text:p text:style-name="P1"><text:s/></text:p>
      <text:p text:style-name="P1">\renewcommand\lstlistingname{Code}</text:p>
      <text:p text:style-name="P1">\renewcommand\lstlistlistingname{Code}</text:p>
      <text:p text:style-name="P1">\def\lstlistingautorefname{Alg.}</text:p>
      <text:p text:style-name="P1"/>
      <text:p text:style-name="P1">\lstdefinestyle{Python}{</text:p>
      <text:p text:style-name="P1"><text:s text:c="4"/>language <text:s text:c="7"/>= C++,</text:p>
      <text:p text:style-name="P1"><text:s text:c="4"/>frame=tb, % draw a frame at the top and bottom of the code block</text:p>
      <text:p text:style-name="P1"><text:s text:c="4"/>tabsize=3, % tab space width</text:p>
      <text:p text:style-name="P1"><text:s text:c="4"/>showstringspaces=false, % don't mark spaces in strings</text:p>
      <text:p text:style-name="P1"><text:s text:c="4"/>numbers=left, % display line numbers on the left</text:p>
      <text:p text:style-name="P1"><text:s text:c="4"/>commentstyle=\color{green}, % comment color</text:p>
      <text:p text:style-name="P1"><text:s text:c="4"/>keywordstyle=\color{blue}, % keyword color</text:p>
      <text:p text:style-name="P1"><text:s text:c="4"/>stringstyle=\color{red} % string color</text:p>
      <text:p text:style-name="P1">}</text:p>
      <text:p text:style-name="P1"/>
      <text:p text:style-name="P1">\setlength{\parindent}{0.0in}</text:p>
      <text:p text:style-name="P1">\setlength{\parskip}{0.05in}</text:p>
      <text:p text:style-name="P1"/>
      <text:p text:style-name="P1">% Edit these as appropriate</text:p>
      <text:p text:style-name="P1">\newcommand\course{CS 731A}</text:p>
      <text:p text:style-name="P1">\newcommand\NetIDa{Ashit Rai} <text:s text:c="10"/>% &lt;-- NetID of person #1</text:p>
      <text:p text:style-name="P1">\newcommand\NetIDb{160166} <text:s text:c="10"/>% &lt;-- NetID of person #2 (Comment this line out for problem sets)</text:p>
      <text:p text:style-name="P1"/>
      <text:p text:style-name="P1">\pagestyle{fancyplain}</text:p>
      <text:p text:style-name="P1">\headheight 35pt</text:p>
      <text:p text:style-name="P1">\lhead{\NetIDa}</text:p>
      <text:p text:style-name="P1">\lhead{\NetIDa\\\NetIDb} <text:s text:c="16"/>% &lt;-- Comment this line out for problem sets (make sure you are person #1)</text:p>
      <text:p text:style-name="P1">\chead{\textbf{\Large Midterm \hwnumber}}</text:p>
      <text:p text:style-name="P1">\rhead{\course \\ \today}</text:p>
      <text:p text:style-name="P1">\lfoot{}</text:p>
      <text:p text:style-name="P1">\cfoot{}</text:p>
      <text:p text:style-name="P1"><text:soft-page-break/>\rfoot{\small\thepage}</text:p>
      <text:p text:style-name="P1">\headsep 1.5em</text:p>
      <text:p text:style-name="P1"/>
      <text:p text:style-name="P1">\begin{document}</text:p>
      <text:p text:style-name="P1"/>
      <text:p text:style-name="P1"/>
      <text:p text:style-name="P1">\section*{Problem 1}</text:p>
      <text:p text:style-name="P1">\begin{enumerate}</text:p>
      <text:p text:style-name="P1"><text:s text:c="4"/>\item</text:p>
      <text:p text:style-name="P1"><text:s text:c="4"/>Suggestions to increase the number of transactions per second.\\</text:p>
      <text:p text:style-name="P1"><text:s text:c="4"/></text:p>
      <text:p text:style-name="P1"><text:s text:c="4"/>(a) We can decrease the difficulty of the puzzle thus more blocks would be mined per second and so we would ultimately have more transactions per second.(decrease by a factor of 10 for 70 transactions per second)\\</text:p>
      <text:p text:style-name="P1"><text:s text:c="4"/></text:p>
      <text:p text:style-name="P1"><text:s text:c="4"/>(b) We can increase the cap size of block thus have more transactions inside each block and thus have more transactions per second.(increase the block size by 10 times for transactions per second)\\</text:p>
      <text:p text:style-name="P1"><text:s text:c="4"/></text:p>
      <text:p text:style-name="P1"><text:s text:c="4"/>\item</text:p>
      <text:p text:style-name="P1"><text:s text:c="4"/>Problems with these suggestions.\\</text:p>
      <text:p text:style-name="P1"><text:s text:c="4"/></text:p>
      <text:p text:style-name="P1"><text:s text:c="4"/>(a) By decreasing the difficulty the value of bitcoin would decrease in the global market as it would become easy to make more bitcoins. Also security of the block-chain might be compromised as now it would be really easy to make fraudulent blocks one after the other.\\</text:p>
      <text:p text:style-name="P1"><text:s text:c="4"/></text:p>
      <text:p text:style-name="P1"><text:s text:c="4"/>(b) Larger blocks would make full nodes more expensive to operate, and thus it would get hard to maintain the integrity of block-chain.This could also lead to a fork in the block chain.\\</text:p>
      <text:p text:style-name="P1"><text:s text:c="4"/></text:p>
      <text:p text:style-name="P1">\end{enumerate}</text:p>
      <text:p text:style-name="P1"/>
      <text:p text:style-name="P1">\newpage</text:p>
      <text:p text:style-name="P1">\section*{Problem 2}</text:p>
      <text:p text:style-name="P1">\begin{enumerate}</text:p>
      <text:p text:style-name="P1"><text:s text:c="4"/>\item </text:p>
      <text:p text:style-name="P1"><text:s text:c="4"/>\lstset{caption={Generating RSA Public and private key pair}}</text:p>
      <text:p text:style-name="P1"><text:s text:c="4"/>\lstset{label={lst:alg1}}</text:p>
      <text:p text:style-name="P1"><text:s text:c="4"/>\begin{lstlisting}[style = Python]</text:p>
      <text:p text:style-name="P1">bool generate_key() <text:s text:c="28"/>//key generator</text:p>
      <text:p text:style-name="P1">{</text:p>
      <text:p text:style-name="P1">int check = 0; <text:s text:c="33"/>//initialising</text:p>
      <text:p text:style-name="P1">RSA *r = NULL;</text:p>
      <text:p text:style-name="P1">BIGNUM *bignum = NULL;</text:p>
      <text:p text:style-name="P1">BIO *bp_public = NULL, *bp_private = NULL;</text:p>
      <text:p text:style-name="P1">unsigned long <text:s text:c="2"/>e = RSA_F4;</text:p>
      <text:p text:style-name="P1">bignum = BN_new(); <text:s text:c="29"/>//generating the key</text:p>
      <text:p text:style-name="P1">check = BN_set_word(bignum,e);</text:p>
      <text:p text:style-name="P1">r = RSA_new();</text:p>
      <text:p text:style-name="P1">check = RSA_generate_key_ex(r, 2048, bignum, NULL);</text:p>
      <text:p text:style-name="P1">bp_public = BIO_new_file("public.pem", "w+"); <text:s text:c="2"/>//saving public key</text:p>
      <text:p text:style-name="P1">check = PEM_write_bio_RSAPublicKey(bp_public, r);</text:p>
      <text:p text:style-name="P1">bp_private = BIO_new_file("private.pem", "w+"); //saving rivate key</text:p>
      <text:p text:style-name="P1"><text:soft-page-break/>check=PEM_write_bio_RSAPrivateKey(bp_private,r,NULL,NULL,0,NULL,NULL);</text:p>
      <text:p text:style-name="P1">free_all: <text:s text:c="38"/>// free everything</text:p>
      <text:p text:style-name="P1">BIO_free_all(bp_public);</text:p>
      <text:p text:style-name="P1">BIO_free_all(bp_private);</text:p>
      <text:p text:style-name="P1">RSA_free(r);</text:p>
      <text:p text:style-name="P1">BN_free(bignum);</text:p>
      <text:p text:style-name="P1">return check;</text:p>
      <text:p text:style-name="P1">}</text:p>
      <text:p text:style-name="P1"><text:s text:c="4"/></text:p>
      <text:p text:style-name="P1"><text:s text:c="4"/></text:p>
      <text:p text:style-name="P1"><text:s text:c="4"/>\end{lstlisting}</text:p>
      <text:p text:style-name="P1"><text:s text:c="4"/>\newpage</text:p>
      <text:p text:style-name="P1"><text:s text:c="4"/>\lstset{caption={Packages used, global variable and main function}}</text:p>
      <text:p text:style-name="P1"><text:s text:c="4"/>\lstset{label={lst:alg1}}</text:p>
      <text:p text:style-name="P1"><text:s text:c="4"/>\begin{lstlisting}[style = Python]</text:p>
      <text:p text:style-name="P1">#include &lt;stdio.h&gt;</text:p>
      <text:p text:style-name="P1">#include &lt;string.h&gt;</text:p>
      <text:p text:style-name="P1">#include &lt;iostream&gt;</text:p>
      <text:p text:style-name="P1">#include &lt;vector&gt;</text:p>
      <text:p text:style-name="P1">#include &lt;assert.h&gt;</text:p>
      <text:p text:style-name="P1">#include &lt;openssl/conf.h&gt;</text:p>
      <text:p text:style-name="P1">#include &lt;openssl/evp.h&gt;</text:p>
      <text:p text:style-name="P1">#include &lt;openssl/err.h&gt;</text:p>
      <text:p text:style-name="P1">#include &lt;openssl/pem.h&gt;</text:p>
      <text:p text:style-name="P1">#include &lt;openssl/ec.h&gt;</text:p>
      <text:p text:style-name="P1">#include &lt;openssl/crypto.h&gt;</text:p>
      <text:p text:style-name="P1">#include &lt;openssl/sha.h&gt;</text:p>
      <text:p text:style-name="P1">#include &lt;openssl/ripemd.h&gt;</text:p>
      <text:p text:style-name="P1">#include &lt;openssl/obj_mac.h&gt;</text:p>
      <text:p text:style-name="P1">using namespace std;</text:p>
      <text:p text:style-name="P1">static const char* change_base; <text:s text:c="12"/>//for encodeing</text:p>
      <text:p text:style-name="P1">*change_base="123456789ABCDEFGHJKLMNPQRSTUVWXYZabcdefghijkmnopqrstuvwxyz";</text:p>
      <text:p text:style-name="P1">int main() </text:p>
      <text:p text:style-name="P1">{</text:p>
      <text:p text:style-name="P1"><text:s text:c="4"/>generate_key(); <text:s text:c="24"/>//generating key</text:p>
      <text:p text:style-name="P1"><text:s text:c="4"/>char file[] = "public.pem"; <text:s text:c="4"/></text:p>
      <text:p text:style-name="P1"><text:s text:c="4"/>BIO *pubkey = NULL;</text:p>
      <text:p text:style-name="P1"><text:s text:c="4"/>pubkey = BIO_new_file(file, "r");</text:p>
      <text:p text:style-name="P1"><text:s text:c="4"/>const unsigned char *a = (const unsigned char *)pubkey;</text:p>
      <text:p text:style-name="P1"><text:s text:c="4"/>int t = sizeof(pubkey); <text:s text:c="16"/>//first hash</text:p>
      <text:p text:style-name="P1"><text:s text:c="4"/>unsigned char hash[32] = {0};</text:p>
      <text:p text:style-name="P1"><text:s text:c="4"/>SHA256(a, t, hash);</text:p>
      <text:p text:style-name="P1"><text:s text:c="4"/>unsigned char ripemd[21] = {0}; <text:s text:c="8"/>//ripemd of first hash</text:p>
      <text:p text:style-name="P1"><text:s text:c="4"/>RIPEMD160(hash, sizeof(hash), ripemd+1);</text:p>
      <text:p text:style-name="P1"><text:s text:c="4"/>unsigned char hash2[32] = {0}; <text:s text:c="9"/>//second hash</text:p>
      <text:p text:style-name="P1"><text:s text:c="4"/>SHA256(ripemd, sizeof(ripemd), hash2);</text:p>
      <text:p text:style-name="P1"><text:s text:c="4"/>unsigned char hash3[32] = {0}; <text:s text:c="9"/>//third hash</text:p>
      <text:p text:style-name="P1"><text:s text:c="4"/>SHA256(hash2, sizeof(hash2), hash3);</text:p>
      <text:p text:style-name="P1"><text:s text:c="4"/>unsigned char base[25] = {0}; <text:s text:c="10"/>//verifying checksum</text:p>
      <text:p text:style-name="P1"><text:s text:c="4"/>memcpy(base, ripemd, sizeof(ripemd));</text:p>
      <text:p text:style-name="P1"><text:s text:c="4"/>memcpy(base +21, hash3, 4*sizeof(unsigned char));</text:p>
      <text:p text:style-name="P1"><text:s text:c="4"/>cout &lt;&lt; "corrseponding address is" &lt;&lt;endl;</text:p>
      <text:p text:style-name="P1"><text:soft-page-break/><text:s text:c="4"/>cout &lt;&lt; bscng(base, base +25) &lt;&lt; endl; <text:s/>//after final encoding</text:p>
      <text:p text:style-name="P1"><text:s text:c="4"/>return 0;</text:p>
      <text:p text:style-name="P1">}</text:p>
      <text:p text:style-name="P1"><text:s text:c="4"/>\end{lstlisting}</text:p>
      <text:p text:style-name="P1">\newpage</text:p>
      <text:p text:style-name="P1"/>
      <text:p text:style-name="P1">\lstset{caption={base\_changer function}}</text:p>
      <text:p text:style-name="P1"><text:s text:c="4"/>\lstset{label={lst:alg1}}</text:p>
      <text:p text:style-name="P1"><text:s text:c="4"/>\begin{lstlisting}[style = Python]</text:p>
      <text:p text:style-name="P1">std::string bscng(const unsigned char* first, const unsigned char* last){</text:p>
      <text:p text:style-name="P1"><text:s text:c="4"/>int z = 0;</text:p>
      <text:p text:style-name="P1"><text:s text:c="4"/>int l = 0;</text:p>
      <text:p text:style-name="P1"><text:s text:c="4"/>while (first != last &amp;&amp; *first == 0) {</text:p>
      <text:p text:style-name="P1"><text:s text:c="8"/>first++;</text:p>
      <text:p text:style-name="P1"><text:s text:c="8"/>z++;</text:p>
      <text:p text:style-name="P1"><text:s text:c="4"/>} <text:s text:c="10"/>// for size checking and space providing</text:p>
      <text:p text:style-name="P1"><text:s text:c="4"/>int size = (last - first) * 138 / 100 + 1; // round off value.</text:p>
      <text:p text:style-name="P1"><text:s text:c="4"/>vector &lt;unsigned char&gt; byt58(size);// the result array</text:p>
      <text:p text:style-name="P1"><text:s text:c="4"/>while (first != last) {</text:p>
      <text:p text:style-name="P1"><text:s text:c="4"/>int next = *first;</text:p>
      <text:p text:style-name="P1"><text:s text:c="4"/>int i = 0; <text:s text:c="2"/>// Now the main encoding begins</text:p>
      <text:p text:style-name="P1"><text:s text:c="4"/>std::vector&lt;unsigned char&gt;::reverse_iterator loop = byt58.rbegin();</text:p>
      <text:p text:style-name="P1"><text:s text:c="4"/>for(loop;(next!=0||i&lt;l)&amp;&amp;(loop!=byt58.rend());loop++,i++){</text:p>
      <text:p text:style-name="P1"><text:s text:c="8"/>next += 256 * (*loop);</text:p>
      <text:p text:style-name="P1"><text:s text:c="8"/>*loop = next % 58;</text:p>
      <text:p text:style-name="P1"><text:s text:c="8"/>next /= 58;</text:p>
      <text:p text:style-name="P1"><text:s text:c="4"/>}</text:p>
      <text:p text:style-name="P1"><text:s text:c="4"/>assert(next == 0);</text:p>
      <text:p text:style-name="P1"><text:s text:c="4"/>l = i;</text:p>
      <text:p text:style-name="P1"><text:s text:c="4"/>first++;</text:p>
      <text:p text:style-name="P1"><text:s text:c="4"/>} <text:s text:c="10"/>// leading zeroes not needed so removing</text:p>
      <text:p text:style-name="P1"><text:s text:c="4"/>std::vector&lt;unsigned char&gt;::iterator loop = byt58.begin()+(size-l); </text:p>
      <text:p text:style-name="P1"><text:s text:c="4"/>while (loop != byt58.end() &amp;&amp; *loop == 0)loop++;</text:p>
      <text:p text:style-name="P1"><text:s text:c="4"/>std::string ret; <text:s text:c="19"/>//copying into ret</text:p>
      <text:p text:style-name="P1"><text:s text:c="4"/>ret.reserve(z + (byt58.end() - loop));</text:p>
      <text:p text:style-name="P1"><text:s text:c="4"/>ret.assign(z, '1');</text:p>
      <text:p text:style-name="P1"><text:s text:c="4"/>while (loop != byt58.end())ret += change_base[*(loop++)];</text:p>
      <text:p text:style-name="P1"><text:s text:c="4"/>return ret; <text:s text:c="24"/>//result</text:p>
      <text:p text:style-name="P1">}</text:p>
      <text:p text:style-name="P1"><text:s text:c="4"/>\end{lstlisting}</text:p>
      <text:p text:style-name="P1"/>
      <text:p text:style-name="P1">\end{enumerate}</text:p>
      <text:p text:style-name="P1">For the base changing function i referred to en.bitcoin webpage to find out the algorithm.\\</text:p>
      <text:p text:style-name="P1">Link \\</text:p>
      <text:p text:style-name="P1">\href{url}{https://en.bitcoin.it/wiki/Address}</text:p>
      <text:p text:style-name="P1"/>
      <text:p text:style-name="P1">\newpage</text:p>
      <text:p text:style-name="P1">\section*{Problem 3}</text:p>
      <text:p text:style-name="P1">Your friend is wrong.\\</text:p>
      <text:p text:style-name="P1"/>
      <text:p text:style-name="P1">It isn't impossible to have a double spend attack, but it is highly improbable as the attacker would have to get more than 50\% of computational power in order to make sure that the transaction that <text:soft-page-break/>benefits him is the one that gets selected and more blocks are made above that block thus making it a part of the block chain.</text:p>
      <text:p text:style-name="P1">Usually a transaction is considered valid after six confirmations that is when six more blocks are created above the block containing your transaction, this further decreases the possibility of double spending as the attacker would have to make sure that next six blocks are made above his fraudulent block.\\</text:p>
      <text:p text:style-name="P1"/>
      <text:p text:style-name="P1">Thus double spending attack in bitcoin is possible but highly improbable.</text:p>
      <text:p text:style-name="P1">\newpage</text:p>
      <text:p text:style-name="P1">\section*{Problem 4}</text:p>
      <text:p text:style-name="P1">\begin{enumerate}</text:p>
      <text:p text:style-name="P1"><text:s text:c="4"/>\item </text:p>
      <text:p text:style-name="P1"><text:s text:c="4"/>The concept of selfish mining is to lure other miners to keep on working on blocks that lead to a dead end instead of attaching them to the longest chain. By not exposing the mined block to the entire Block chain network, an attacker is only giving himself a priority in mining the next block. <text:s/>From the attack, the miner receives more than the stipulated portion of the mining power. <text:s/></text:p>
      <text:p text:style-name="P1"><text:s text:c="4"/></text:p>
      <text:p text:style-name="P1"><text:s text:c="4"/>\item</text:p>
      <text:p text:style-name="P1"><text:s text:c="5"/>Two blocks in close succession should be a rare occurrence with the honest protocol, and more common when someone is quickly releasing selfishly mined blocks in order to squash the honest miners.One could detect this selfish mining scenario by looking at the timestamps on successive blocks in the block chain.Thus timestamping can detect selfish miners.</text:p>
      <text:p text:style-name="P1"><text:s text:c="4"/></text:p>
      <text:p text:style-name="P1"><text:s text:c="4"/>\newpage</text:p>
      <text:p text:style-name="P1"><text:s text:c="4"/></text:p>
      <text:p text:style-name="P1">\end{enumerate}</text:p>
      <text:p text:style-name="P1">\section*{Problem 5}</text:p>
      <text:p text:style-name="P1">Since we have assumed once a block has been mined, the new block reaches every node instantaneously (no network latency), so all the miners can start mining the next block simultaneously. Since there is no latency we can have a notion of global time and thus we can find the exact time in discrete units when a block was mined.</text:p>
      <text:p text:style-name="P1"/>
      <text:p text:style-name="P1">\begin{enumerate}</text:p>
      <text:p text:style-name="P1"><text:s text:c="2"/>\item</text:p>
      <text:p text:style-name="P1"><text:s text:c="4"/>Let’s say that the last successfully mined block was mined at t <text:s/>= 0.</text:p>
      <text:p text:style-name="P1"><text:s text:c="4"/>Then the probability that k miners will successfully mine the block after one unit time is\\</text:p>
      <text:p text:style-name="P1"><text:tab/><text:tab/> <text:s text:c="7"/>\[^nC_k.p^k.(1-p)^{n-k}\]</text:p>
      <text:p text:style-name="P1">Now the probability that k miners will mine the block after two unit time is\\</text:p>
      <text:p text:style-name="P1"><text:tab/><text:tab/>\[(1-p)^n.^nC_k.p^k.(1-p)^{n-k}\]</text:p>
      <text:p text:style-name="P1">Now the probability that k miners will mine the block after three unit time is\\</text:p>
      <text:p text:style-name="P1"><text:tab/><text:tab/>\[(1-p)^{2n}.^nC_k.p^k.(1-p)^{n-k}\]</text:p>
      <text:p text:style-name="P1">Thus the required probability is the sum of all these probabilities\\ </text:p>
      <text:p text:style-name="P1"><text:tab/><text:tab/>\[^nC_k.p^k.(1-p)^{n-k}/(1-(1-p)^n)\]</text:p>
      <text:p text:style-name="P1"><text:s text:c="2"/>\item</text:p>
      <text:p text:style-name="P1"><text:s text:c="4"/>We know that the probability that a block is mined after t time in units is the same as the probability <text:s text:c="2"/>that exactly 0 blocks were mined before this time which can be written as\\</text:p>
      <text:p text:style-name="P1"><text:tab/><text:tab/></text:p>
      <text:p text:style-name="P1"><text:tab/><text:tab/>\[(1-p)^{nt}.(1-(1-p)^n)\]</text:p>
      <text:p text:style-name="P1">which is the same as\\</text:p>
      <text:p text:style-name="P1"><text:tab/><text:tab/>\[(1-(1-p)^n).e^{-t.log(1-p)^{-n}}\]</text:p>
      <text:p text:style-name="P1">Since generally p is very small, we can take the limit p approaches 0.\\</text:p>
      <text:p text:style-name="P1"><text:tab/><text:tab/>\[(1-(1-p.n)).e^{-t.log(1+np)}\]</text:p>
      <text:p text:style-name="P1"><text:soft-page-break/>which comes out to be an exponential distribution. Thus proved.</text:p>
      <text:p text:style-name="P1">\newpage</text:p>
      <text:p text:style-name="P1"/>
      <text:p text:style-name="P1"><text:s text:c="4"/>\item The notion of global time is not available in the real world due to latency issues accross the world.</text:p>
      <text:p text:style-name="P1">Even if we distribute the servers across the network serving different time the synchronisation of these servers would be really difficult.</text:p>
      <text:p text:style-name="P1"/>
      <text:p text:style-name="P1">But the main problem with using timestamps is that the nodes will assign the timestamp closest to the timestamp of the last block mined and thus get the block on the chain unfairly.</text:p>
      <text:p text:style-name="P1"/>
      <text:p text:style-name="P1">This idea would work in an ideal world provided all nodes act honestly which is not possible.</text:p>
      <text:p text:style-name="P1"/>
      <text:p text:style-name="P1"><text:s text:c="5"/></text:p>
      <text:p text:style-name="P1"><text:s text:c="2"/>\item Since the mining of blocks in bitcoin follows Poisson distribution .\\</text:p>
      <text:p text:style-name="P1"><text:tab/><text:tab/>$$P = (n.p.t)^k.e^{-kt}/k!$$\\</text:p>
      <text:p text:style-name="P1"><text:tab/><text:tab/>Here we would put k = 6 and find the time by P $&gt;$ 0.99</text:p>
      <text:p text:style-name="P1">\end{enumerate}</text:p>
      <text:p text:style-name="P1"/>
      <text:p text:style-name="P1">\newpage</text:p>
      <text:p text:style-name="P1">\section*{Problem 6}</text:p>
      <text:p text:style-name="P1">Yes, since bitcoin block-chain is completely decentralised and all blocks are added via consensus we can boycott misbehaving miners by not building on top of his blocks in future.If the widely agreed chain doesn't have the misbehaving miner's block then we are successful in boycotting him.\\</text:p>
      <text:p text:style-name="P1"/>
      <text:p text:style-name="P1">The main problem with this boycott mechanism is that this misbehaving miner can just create a new address and we would have no way of identifying him as bitcoin block-chain is anonymous.</text:p>
      <text:p text:style-name="P1">Thus this wouldn't stop miners from misbehaving badly as if they are caught they just make new addresses and keep on misbehaving.</text:p>
      <text:p text:style-name="P1"/>
      <text:p text:style-name="P1">\newpage</text:p>
      <text:p text:style-name="P1">\section*{Problem 7}</text:p>
      <text:p text:style-name="P1">The designer of a block chain can change the proof of work puzzle so that there are two puzzles to be solved so that mining pool formation will be highly discouraged.\\</text:p>
      <text:p text:style-name="P1"/>
      <text:p text:style-name="P1">The first phase is identical to the existing Bitcoin crypto puzzle with difficulty X.</text:p>
      <text:p text:style-name="P1">We now ask them to sign the block with the private key that controls the payment address, and see if the result, when hashed, is below a second difficulty parameter Y.\\</text:p>
      <text:p text:style-name="P1"/>
      <text:p text:style-name="P1">The main point that makes this work is that the second phase is not outsource-able to third parties. It requires a participant to be in possession of the private key, which would mea that the participant can get all new coins from the pool operator. Pool operators, being so vulnerable to being robbed, would not be able to admit untrusted individuals into their pools.\\</text:p>
      <text:p text:style-name="P1"/>
      <text:p text:style-name="P1">Thus this will solve the problem of centralization due to pool mining.</text:p>
      <text:p text:style-name="P1"/>
      <text:p text:style-name="P1"/>
      <text:p text:style-name="P1"/>
      <text:p text:style-name="P1">\newpage</text:p>
      <text:p text:style-name="P1">\section*{Problem 8}</text:p>
      <text:p text:style-name="P1">\\</text:p>
      <text:p text:style-name="P1">\\</text:p>
      <text:p text:style-name="P1"><text:soft-page-break/></text:p>
      <text:p text:style-name="P1"/>
      <text:p text:style-name="P1"><text:s text:c="4"/>\lstset{caption={myFirstContract.sol}}</text:p>
      <text:p text:style-name="P1"><text:s text:c="4"/>\lstset{label= 1}</text:p>
      <text:p text:style-name="P1"><text:s text:c="5"/>\begin{lstlisting}[style = Python]</text:p>
      <text:p text:style-name="P1"><text:s text:c="4"/>pragma solidity ^0.4.25;</text:p>
      <text:p text:style-name="P1"><text:s text:c="4"/></text:p>
      <text:p text:style-name="P1"><text:s text:c="4"/>contract myFirstContract {</text:p>
      <text:p text:style-name="P1"><text:s text:c="4"/>uint balance; <text:s text:c="29"/>//declaring balance</text:p>
      <text:p text:style-name="P1"><text:tab/> <text:s text:c="3"/>function myFirstContract() public {</text:p>
      <text:p text:style-name="P1"><text:s text:c="12"/>balance = 100; <text:s text:c="20"/>//default value = 100</text:p>
      <text:p text:style-name="P1"><text:tab/> <text:s text:c="3"/>}</text:p>
      <text:p text:style-name="P1"><text:tab/> <text:s text:c="3"/>function getBalance() view public returns (uint) {</text:p>
      <text:p text:style-name="P1"><text:s text:c="12"/>return balance; <text:s text:c="19"/>//function to return balance</text:p>
      <text:p text:style-name="P1"><text:tab/> <text:s text:c="3"/>}</text:p>
      <text:p text:style-name="P1"><text:tab/>}</text:p>
      <text:p text:style-name="P1"><text:s text:c="5"/></text:p>
      <text:p text:style-name="P1"><text:s text:c="4"/>\end{lstlisting}</text:p>
      <text:p text:style-name="P1"><text:s text:c="4"/></text:p>
      <text:p text:style-name="P1"><text:s text:c="4"/>\lstset{caption={1\_initial\_migration.js(migration script)}}</text:p>
      <text:p text:style-name="P1"><text:s text:c="4"/>\lstset{label= 1}</text:p>
      <text:p text:style-name="P1"><text:s text:c="5"/>\begin{lstlisting}[style = Python]</text:p>
      <text:p text:style-name="P1">var myFirstContract=artifacts.require("../contracts/myFirstContract.sol");</text:p>
      <text:p text:style-name="P1"><text:s text:c="4"/>module.exports = function(deployer) {</text:p>
      <text:p text:style-name="P1"><text:s text:c="4"/>deployer. deploy(myFirstContract);</text:p>
      <text:p text:style-name="P1"><text:s text:c="4"/>};</text:p>
      <text:p text:style-name="P1"><text:s text:c="4"/>\end{lstlisting}</text:p>
      <text:p text:style-name="P1">\\</text:p>
      <text:p text:style-name="P1">\\</text:p>
      <text:p text:style-name="P1"/>
      <text:p text:style-name="P1"/>
      <text:p text:style-name="P1"><text:s text:c="4"/>\lstset{caption={Configuration script}}</text:p>
      <text:p text:style-name="P1"><text:s text:c="4"/>\lstset{label= 1}</text:p>
      <text:p text:style-name="P1"><text:s text:c="5"/>\begin{lstlisting}[style = Python]</text:p>
      <text:p text:style-name="P1"><text:s text:c="4"/>module.exports = {</text:p>
      <text:p text:style-name="P1"><text:s text:c="4"/>networks: {</text:p>
      <text:p text:style-name="P1"><text:s text:c="8"/>development: {</text:p>
      <text:p text:style-name="P1"><text:s text:c="12"/>host: "localhost",</text:p>
      <text:p text:style-name="P1"><text:s text:c="12"/>port: 8545,</text:p>
      <text:p text:style-name="P1"><text:s text:c="12"/>network_id: "*"</text:p>
      <text:p text:style-name="P1"><text:s text:c="8"/>}</text:p>
      <text:p text:style-name="P1"><text:s text:c="4"/>},</text:p>
      <text:p text:style-name="P1"><text:s text:c="4"/>mocha: {},</text:p>
      <text:p text:style-name="P1"><text:s text:c="4"/>compilers: {</text:p>
      <text:p text:style-name="P1"><text:s text:c="8"/>solc: {}</text:p>
      <text:p text:style-name="P1"><text:s text:c="4"/>}</text:p>
      <text:p text:style-name="P1"><text:s text:c="4"/>}</text:p>
      <text:p text:style-name="P1"><text:s text:c="4"/>\end{lstlisting}</text:p>
      <text:p text:style-name="P1">\\</text:p>
      <text:p text:style-name="P1">\\</text:p>
      <text:p text:style-name="P1"/>
      <text:p text:style-name="P1">\newpage</text:p>
      <text:p text:style-name="P1"><text:soft-page-break/>\section*{Problem 9}</text:p>
      <text:p text:style-name="P1">Pros of Ethereum over bitcoin.</text:p>
      <text:p text:style-name="P1">\begin{enumerate}</text:p>
      <text:p text:style-name="P1"><text:s text:c="4"/>\item</text:p>
      <text:p text:style-name="P1"><text:s text:c="4"/>Ethereum’s blockchain is a further advanced version of Bitcoin’s blockchain. It fixes some of its issues and introduces new features such as smart contracts.</text:p>
      <text:p text:style-name="P1"><text:s text:c="4"/></text:p>
      <text:p text:style-name="P1"><text:s text:c="4"/>\item </text:p>
      <text:p text:style-name="P1"><text:s text:c="4"/>Ethereum’s transaction fees are cheaper than Bitcoin’s transaction fees.</text:p>
      <text:p text:style-name="P1"><text:s text:c="4"/></text:p>
      <text:p text:style-name="P1"><text:s text:c="4"/>\item</text:p>
      <text:p text:style-name="P1"><text:s text:c="4"/>Not only do the transactions cost less, they’re much quicker too.</text:p>
      <text:p text:style-name="P1"><text:s text:c="4"/></text:p>
      <text:p text:style-name="P1"><text:s text:c="4"/>\item</text:p>
      <text:p text:style-name="P1"><text:s text:c="5"/>The programming language used by Ethereum is Turning complete whereas Bitcoin is in a stack-based language.</text:p>
      <text:p text:style-name="P1"><text:s text:c="5"/></text:p>
      <text:p text:style-name="P1"><text:s text:c="5"/>\item</text:p>
      <text:p text:style-name="P1"><text:s text:c="5"/>Ethereum uses smart contracts. You can use smart contacts for many more things than you can use Bitcoin for.</text:p>
      <text:p text:style-name="P1"><text:s text:c="4"/></text:p>
      <text:p text:style-name="P1">\end{enumerate}</text:p>
      <text:p text:style-name="P1">Pros of Bitcoin over Ethereum.</text:p>
      <text:p text:style-name="P1">\begin{enumerate}</text:p>
      <text:p text:style-name="P1"><text:s text:c="4"/>\item </text:p>
      <text:p text:style-name="P1"><text:s text:c="4"/>Unlike Ether which has no limit to how many coins can be created, only 21 million BTC will ever exist.</text:p>
      <text:p text:style-name="P1"><text:s text:c="4"/></text:p>
      <text:p text:style-name="P1"><text:s text:c="4"/>\item</text:p>
      <text:p text:style-name="P1"><text:s text:c="4"/>The liquidity level is far better than Ethereum and other coins. As a result, you lose less of it when you convert it back to fiat currency.</text:p>
      <text:p text:style-name="P1"><text:s text:c="4"/></text:p>
      <text:p text:style-name="P1"><text:s text:c="4"/>\item</text:p>
      <text:p text:style-name="P1"><text:s text:c="4"/>The built-in language is stask-based and stateless.Less complexity implies less opportunities to make an error.</text:p>
      <text:p text:style-name="P1"><text:s text:c="4"/></text:p>
      <text:p text:style-name="P1"><text:s text:c="4"/>\item</text:p>
      <text:p text:style-name="P1"><text:s text:c="4"/>Bitcoin has a head start.There are already a lot of places where you can pay with BTC.</text:p>
      <text:p text:style-name="P1"><text:s text:c="4"/></text:p>
      <text:p text:style-name="P1"><text:s text:c="4"/>\item</text:p>
      <text:p text:style-name="P1"><text:s text:c="4"/>The success of Ether as a cryptocurrency largely depends on the success of its network – Ethereum.</text:p>
      <text:p text:style-name="P1"><text:s text:c="4"/>Bitcoin on the other hand is free of such dependencies.</text:p>
      <text:p text:style-name="P1"/>
      <text:p text:style-name="P1"/>
      <text:p text:style-name="P1">\end{enumerate}</text:p>
      <text:p text:style-name="P1"/>
      <text:p text:style-name="P1"><text:s text:c="4"/>If bitcoin can’t solve these issues in near future, Ethereum may win the crypto race.</text:p>
      <text:p text:style-name="P1"/>
      <text:p text:style-name="P1"/>
      <text:p text:style-name="P1"/>
      <text:p text:style-name="P1">\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8:32:44.820324688</meta:creation-date>
    <dc:date>2019-02-15T16:57:18.376123548</dc:date>
    <meta:editing-duration>PT1H25M57S</meta:editing-duration>
    <meta:editing-cycles>3</meta:editing-cycles>
    <meta:generator>LibreOffice/6.0.7.3$Linux_X86_64 LibreOffice_project/00m0$Build-3</meta:generator>
    <meta:document-statistic meta:table-count="0" meta:image-count="0" meta:object-count="0" meta:page-count="8" meta:paragraph-count="333" meta:word-count="1913" meta:character-count="14530" meta:non-whitespace-character-count="11704"/>
  </office:meta>
</office:document-meta>
</file>